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2.236cm" svg:y="2.349cm">
            <draw:object draw:notify-on-update-of-ranges="Sheet1.D6:Sheet1.D10 Sheet1.E6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</text:p>
          </table:table-cell>
          <table:table-cell office:value-type="string">
            <text:p>1/m</text:p>
          </table:table-cell>
          <table:table-cell office:value-type="string">
            <text:p>Focul Lenth(cm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1/[.C6]" office:value-type="float" office:value="1">
            <text:p>1</text:p>
          </table:table-cell>
          <table:table-cell office:value-type="float" office:value="59.7">
            <text:p>59.7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1/[.C7]" office:value-type="float" office:value="0.333333333333333">
            <text:p>0.3333333333</text:p>
          </table:table-cell>
          <table:table-cell office:value-type="float" office:value="23.3">
            <text:p>23.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1/[.C8]" office:value-type="float" office:value="0.2">
            <text:p>0.2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1/[.C9]" office:value-type="float" office:value="0.142857142857143">
            <text:p>0.1428571429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1/[.C10]" office:value-type="float" office:value="0.111111111111111">
            <text:p>0.1111111111</text:p>
          </table:table-cell>
          <table:table-cell office:value-type="float" office:value="10.5">
            <text:p>10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26/10/2017</text:date>, <text:time>15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tics lab</meta:initial-creator>
    <meta:creation-date>2017-10-26T14:32:01</meta:creation-date>
    <dc:date>2017-10-26T15:24:19</dc:date>
    <dc:creator>optics lab</dc:creator>
    <meta:editing-duration>PT6M57S</meta:editing-duration>
    <meta:editing-cycles>1</meta:editing-cycles>
    <meta:document-statistic meta:table-count="3" meta:cell-count="18" meta:object-count="1"/>
    <meta:generator>LibreOffice/3.4$Uni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D6:Sheet1.E10" svg:x="0.77cm" svg:y="0.855cm" svg:width="11.738cm" svg:height="7.545cm">
          <chartooo:coordinate-region svg:x="1.391cm" svg:y="1.054cm" svg:width="10.87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6:Sheet1.E10" chart:class="chart:scatter">
            <chart:domain table:cell-range-address="Sheet1.D6:Sheet1.D10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6:Sheet1.D10</svg:desc>
                </draw:g>
              </table:table-cell>
              <table:table-cell office:value-type="float" office:value="59.7">
                <text:p>59.7</text:p>
                <draw:g>
                  <svg:desc>Sheet1.E6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